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P46" style:family="paragraph" style:parent-style-name="Standard">
      <style:text-properties fo:font-weight="bold" officeooo:paragraph-rsid="001cd36e"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fo:font-weight="bold" officeooo:rsid="001e9cce" style:font-weight-asian="bold" style:font-weight-complex="bold"/>
    </style:style>
    <style:style style:name="T176" style:family="text">
      <style:text-properties fo:font-weight="bold" officeooo:rsid="0025148b" style:font-weight-asian="bold" style:font-weight-complex="bold"/>
    </style:style>
    <style:style style:name="T177" style:family="text">
      <style:text-properties fo:font-weight="bold" officeooo:rsid="0025cb4b" style:font-weight-asian="bold" style:font-weight-complex="bold"/>
    </style:style>
    <style:style style:name="T178" style:family="text">
      <style:text-properties fo:font-weight="bold" officeooo:rsid="00285ee2" style:font-weight-asian="bold" style:font-weight-complex="bold"/>
    </style:style>
    <style:style style:name="T179" style:family="text">
      <style:text-properties officeooo:rsid="0033bc7d"/>
    </style:style>
    <style:style style:name="T180" style:family="text">
      <style:text-properties officeooo:rsid="0035590d"/>
    </style:style>
    <style:style style:name="T181" style:family="text">
      <style:text-properties officeooo:rsid="0033f82c"/>
    </style:style>
    <style:style style:name="T182" style:family="text">
      <style:text-properties officeooo:rsid="002d1876"/>
    </style:style>
    <style:style style:name="T183" style:family="text">
      <style:text-properties officeooo:rsid="0055e82f"/>
    </style:style>
    <style:style style:name="T184" style:family="text">
      <style:text-properties officeooo:rsid="002e72a5"/>
    </style:style>
    <style:style style:name="T185" style:family="text">
      <style:text-properties officeooo:rsid="0036cbbf"/>
    </style:style>
    <style:style style:name="T186" style:family="text">
      <style:text-properties officeooo:rsid="0016fb2a"/>
    </style:style>
    <style:style style:name="T187" style:family="text">
      <style:text-properties officeooo:rsid="002798bb"/>
    </style:style>
    <style:style style:name="T188" style:family="text">
      <style:text-properties officeooo:rsid="0017b778"/>
    </style:style>
    <style:style style:name="T189" style:family="text">
      <style:text-properties officeooo:rsid="00545bf8"/>
    </style:style>
    <style:style style:name="T190" style:family="text">
      <style:text-properties officeooo:rsid="004d4e95"/>
    </style:style>
    <style:style style:name="T191" style:family="text">
      <style:text-properties officeooo:rsid="00198068"/>
    </style:style>
    <style:style style:name="T192" style:family="text">
      <style:text-properties officeooo:rsid="0019ef38"/>
    </style:style>
    <style:style style:name="T193" style:family="text">
      <style:text-properties officeooo:rsid="002620c9"/>
    </style:style>
    <style:style style:name="T194" style:family="text">
      <style:text-properties officeooo:rsid="0017a0d7"/>
    </style:style>
    <style:style style:name="T195" style:family="text">
      <style:text-properties officeooo:rsid="000d9127"/>
    </style:style>
    <style:style style:name="T196" style:family="text">
      <style:text-properties officeooo:rsid="000d9c96"/>
    </style:style>
    <style:style style:name="T197" style:family="text">
      <style:text-properties officeooo:rsid="001c19da"/>
    </style:style>
    <style:style style:name="T198" style:family="text">
      <style:text-properties officeooo:rsid="0010be40"/>
    </style:style>
    <style:style style:name="T199" style:family="text">
      <style:text-properties officeooo:rsid="00296923"/>
    </style:style>
    <style:style style:name="T200" style:family="text">
      <style:text-properties officeooo:rsid="002a28fa"/>
    </style:style>
    <style:style style:name="T201" style:family="text">
      <style:text-properties officeooo:rsid="002ca54b"/>
    </style:style>
    <style:style style:name="T202" style:family="text">
      <style:text-properties officeooo:rsid="002bc8f3"/>
    </style:style>
    <style:style style:name="T203" style:family="text">
      <style:text-properties fo:font-weight="normal" style:font-weight-asian="normal" style:font-weight-complex="normal"/>
    </style:style>
    <style:style style:name="T204" style:family="text">
      <style:text-properties fo:font-weight="normal" officeooo:rsid="0007ac5a" style:font-weight-asian="normal" style:font-weight-complex="normal"/>
    </style:style>
    <style:style style:name="T205" style:family="text">
      <style:text-properties fo:font-weight="normal" officeooo:rsid="0007c181" style:font-weight-asian="normal" style:font-weight-complex="normal"/>
    </style:style>
    <style:style style:name="T206" style:family="text">
      <style:text-properties fo:font-weight="normal" officeooo:rsid="00242090" style:font-weight-asian="normal" style:font-weight-complex="normal"/>
    </style:style>
    <style:style style:name="T207" style:family="text">
      <style:text-properties fo:font-weight="normal" officeooo:rsid="001aa618" style:font-weight-asian="normal" style:font-weight-complex="normal"/>
    </style:style>
    <style:style style:name="T208" style:family="text">
      <style:text-properties fo:font-weight="normal" officeooo:rsid="0030bd9f" style:font-weight-asian="normal" style:font-weight-complex="normal"/>
    </style:style>
    <style:style style:name="T209" style:family="text">
      <style:text-properties fo:font-weight="normal" officeooo:rsid="009d24b3" style:font-weight-asian="normal" style:font-weight-complex="normal"/>
    </style:style>
    <style:style style:name="T210" style:family="text">
      <style:text-properties fo:font-weight="normal" officeooo:rsid="0031b2b8" style:font-weight-asian="normal" style:font-weight-complex="normal"/>
    </style:style>
    <style:style style:name="T211" style:family="text">
      <style:text-properties fo:font-weight="normal" officeooo:rsid="004c4602" style:font-weight-asian="normal" style:font-weight-complex="normal"/>
    </style:style>
    <style:style style:name="T212" style:family="text">
      <style:text-properties fo:font-weight="normal" officeooo:rsid="001be809" style:font-weight-asian="normal" style:font-weight-complex="normal"/>
    </style:style>
    <style:style style:name="T213" style:family="text">
      <style:text-properties fo:font-weight="normal" officeooo:rsid="004ceb14" style:font-weight-asian="normal" style:font-weight-complex="normal"/>
    </style:style>
    <style:style style:name="T214" style:family="text">
      <style:text-properties fo:font-weight="normal" officeooo:rsid="0031d925" style:font-weight-asian="normal" style:font-weight-complex="normal"/>
    </style:style>
    <style:style style:name="T215" style:family="text">
      <style:text-properties fo:font-weight="normal" officeooo:rsid="003367ef" style:font-weight-asian="normal" style:font-weight-complex="normal"/>
    </style:style>
    <style:style style:name="T216" style:family="text">
      <style:text-properties fo:font-weight="normal" officeooo:rsid="0017ef06" style:font-weight-asian="normal" style:font-weight-complex="normal"/>
    </style:style>
    <style:style style:name="T217" style:family="text">
      <style:text-properties fo:font-weight="normal" officeooo:rsid="006143ef" style:font-weight-asian="normal" style:font-weight-complex="normal"/>
    </style:style>
    <style:style style:name="T218" style:family="text">
      <style:text-properties fo:font-weight="normal" officeooo:rsid="00609d06" style:font-weight-asian="normal" style:font-weight-complex="normal"/>
    </style:style>
    <style:style style:name="T219" style:family="text">
      <style:text-properties fo:font-weight="normal" officeooo:rsid="0090ceb6" style:font-weight-asian="normal" style:font-weight-complex="normal"/>
    </style:style>
    <style:style style:name="T220" style:family="text">
      <style:text-properties fo:font-weight="normal" officeooo:rsid="004d4e95" style:font-weight-asian="normal" style:font-weight-complex="normal"/>
    </style:style>
    <style:style style:name="T221" style:family="text">
      <style:text-properties fo:font-weight="normal" officeooo:rsid="0037df0a" style:font-weight-asian="normal" style:font-weight-complex="normal"/>
    </style:style>
    <style:style style:name="T222" style:family="text">
      <style:text-properties fo:font-weight="normal" officeooo:rsid="0037ff69" style:font-weight-asian="normal" style:font-weight-complex="normal"/>
    </style:style>
    <style:style style:name="T223" style:family="text">
      <style:text-properties fo:font-weight="normal" officeooo:rsid="002f5808" style:font-weight-asian="normal" style:font-weight-complex="normal"/>
    </style:style>
    <style:style style:name="T224" style:family="text">
      <style:text-properties fo:font-weight="normal" officeooo:rsid="0039620c" style:font-weight-asian="normal" style:font-weight-complex="normal"/>
    </style:style>
    <style:style style:name="T225" style:family="text">
      <style:text-properties fo:font-weight="normal" officeooo:rsid="00313da5" style:font-weight-asian="normal" style:font-weight-complex="normal"/>
    </style:style>
    <style:style style:name="T226" style:family="text">
      <style:text-properties fo:font-weight="normal" officeooo:rsid="003a273c" style:font-weight-asian="normal" style:font-weight-complex="normal"/>
    </style:style>
    <style:style style:name="T227" style:family="text">
      <style:text-properties fo:font-weight="normal" officeooo:rsid="002d9aae" style:font-weight-asian="normal" style:font-weight-complex="normal"/>
    </style:style>
    <style:style style:name="T228" style:family="text">
      <style:text-properties fo:font-weight="normal" officeooo:rsid="003b17da" style:font-weight-asian="normal" style:font-weight-complex="normal"/>
    </style:style>
    <style:style style:name="T229" style:family="text">
      <style:text-properties fo:font-weight="normal" officeooo:rsid="00228e53" style:font-weight-asian="normal" style:font-weight-complex="normal"/>
    </style:style>
    <style:style style:name="T230" style:family="text">
      <style:text-properties fo:font-weight="normal" officeooo:rsid="0023d844" style:font-weight-asian="normal" style:font-weight-complex="normal"/>
    </style:style>
    <style:style style:name="T231" style:family="text">
      <style:text-properties fo:font-weight="normal" officeooo:rsid="002402a1" style:font-weight-asian="normal" style:font-weight-complex="normal"/>
    </style:style>
    <style:style style:name="T232" style:family="text">
      <style:text-properties fo:font-weight="normal" officeooo:rsid="002590b0" style:font-weight-asian="normal" style:font-weight-complex="normal"/>
    </style:style>
    <style:style style:name="T233" style:family="text">
      <style:text-properties fo:font-weight="normal" officeooo:rsid="002644a3" style:font-weight-asian="normal" style:font-weight-complex="normal"/>
    </style:style>
    <style:style style:name="T234" style:family="text">
      <style:text-properties fo:font-weight="normal" officeooo:rsid="004f6b2a" style:font-weight-asian="normal" style:font-weight-complex="normal"/>
    </style:style>
    <style:style style:name="T235" style:family="text">
      <style:text-properties fo:font-weight="normal" officeooo:rsid="00443725" style:font-weight-asian="normal" style:font-weight-complex="normal"/>
    </style:style>
    <style:style style:name="T236" style:family="text">
      <style:text-properties fo:font-weight="normal" officeooo:rsid="00679b35" style:font-weight-asian="normal" style:font-weight-complex="normal"/>
    </style:style>
    <style:style style:name="T237" style:family="text">
      <style:text-properties fo:font-weight="normal" officeooo:rsid="00809002" style:font-weight-asian="normal" style:font-weight-complex="normal"/>
    </style:style>
    <style:style style:name="T238" style:family="text">
      <style:text-properties fo:font-weight="normal" officeooo:rsid="0081f0af" style:font-weight-asian="normal" style:font-weight-complex="normal"/>
    </style:style>
    <style:style style:name="T239" style:family="text">
      <style:text-properties fo:font-weight="normal" officeooo:rsid="000b83a7" style:font-weight-asian="normal" style:font-weight-complex="normal"/>
    </style:style>
    <style:style style:name="T240" style:family="text">
      <style:text-properties fo:font-weight="normal" officeooo:rsid="00916205" style:font-weight-asian="normal" style:font-weight-complex="normal"/>
    </style:style>
    <style:style style:name="T241" style:family="text">
      <style:text-properties fo:font-weight="normal" officeooo:rsid="001b3322" style:font-weight-asian="normal" style:font-weight-complex="normal"/>
    </style:style>
    <style:style style:name="T242" style:family="text">
      <style:text-properties fo:font-weight="normal" officeooo:rsid="0097f192" style:font-weight-asian="normal" style:font-weight-complex="normal"/>
    </style:style>
    <style:style style:name="T243" style:family="text">
      <style:text-properties fo:font-weight="normal" officeooo:rsid="00abed3e" style:font-weight-asian="normal" style:font-weight-complex="normal"/>
    </style:style>
    <style:style style:name="T244" style:family="text">
      <style:text-properties fo:font-weight="normal" officeooo:rsid="00889075" style:font-weight-asian="normal" style:font-weight-complex="normal"/>
    </style:style>
    <style:style style:name="T245" style:family="text">
      <style:text-properties fo:font-weight="normal" officeooo:rsid="00a40381" style:font-weight-asian="normal" style:font-weight-complex="normal"/>
    </style:style>
    <style:style style:name="T246" style:family="text">
      <style:text-properties fo:font-weight="normal" officeooo:rsid="00a6e0d3" style:font-weight-asian="normal" style:font-weight-complex="normal"/>
    </style:style>
    <style:style style:name="T247" style:family="text">
      <style:text-properties fo:font-weight="normal" officeooo:rsid="000fccf9" style:font-weight-asian="normal" style:font-weight-complex="normal"/>
    </style:style>
    <style:style style:name="T248" style:family="text">
      <style:text-properties fo:font-weight="normal" officeooo:rsid="0012d5f6" style:font-weight-asian="normal" style:font-weight-complex="normal"/>
    </style:style>
    <style:style style:name="T249" style:family="text">
      <style:text-properties fo:font-weight="normal" officeooo:rsid="0021b16b" style:font-weight-asian="normal" style:font-weight-complex="normal"/>
    </style:style>
    <style:style style:name="T250" style:family="text">
      <style:text-properties fo:font-weight="normal" officeooo:rsid="001268bf" style:font-weight-asian="normal" style:font-weight-complex="normal"/>
    </style:style>
    <style:style style:name="T251" style:family="text">
      <style:text-properties fo:font-weight="normal" officeooo:rsid="00330ef6" style:font-weight-asian="normal" style:font-weight-complex="normal"/>
    </style:style>
    <style:style style:name="T252" style:family="text">
      <style:text-properties fo:font-weight="normal" officeooo:rsid="002e3c3a" style:font-weight-asian="normal" style:font-weight-complex="normal"/>
    </style:style>
    <style:style style:name="T253" style:family="text">
      <style:text-properties fo:font-weight="normal" officeooo:rsid="001e778e" style:font-weight-asian="normal" style:font-weight-complex="normal"/>
    </style:style>
    <style:style style:name="T254" style:family="text">
      <style:text-properties fo:font-weight="normal" officeooo:rsid="001eb446" style:font-weight-asian="normal" style:font-weight-complex="normal"/>
    </style:style>
    <style:style style:name="T255" style:family="text">
      <style:text-properties fo:font-weight="normal" officeooo:rsid="002810e2" style:font-weight-asian="normal" style:font-weight-complex="normal"/>
    </style:style>
    <style:style style:name="T256" style:family="text">
      <style:text-properties fo:font-weight="normal" officeooo:rsid="00262648" style:font-weight-asian="normal" style:font-weight-complex="normal"/>
    </style:style>
    <style:style style:name="T257" style:family="text">
      <style:text-properties fo:font-weight="normal" officeooo:rsid="002b0bc2" style:font-weight-asian="normal" style:font-weight-complex="normal"/>
    </style:style>
    <style:style style:name="T258" style:family="text">
      <style:text-properties fo:font-weight="normal" officeooo:rsid="002f19af" style:font-weight-asian="normal" style:font-weight-complex="normal"/>
    </style:style>
    <style:style style:name="T259" style:family="text">
      <style:text-properties fo:font-weight="normal" officeooo:rsid="0033866b" style:font-weight-asian="normal" style:font-weight-complex="normal"/>
    </style:style>
    <style:style style:name="T260" style:family="text">
      <style:text-properties fo:font-weight="normal" officeooo:rsid="0046e1ed" style:font-weight-asian="normal" style:font-weight-complex="normal"/>
    </style:style>
    <style:style style:name="T261" style:family="text">
      <style:text-properties fo:font-weight="normal" officeooo:rsid="0036e241" style:font-weight-asian="normal" style:font-weight-complex="normal"/>
    </style:style>
    <style:style style:name="T262" style:family="text">
      <style:text-properties fo:font-weight="normal" officeooo:rsid="001b4caf" style:font-weight-asian="normal" style:font-weight-complex="normal"/>
    </style:style>
    <style:style style:name="T263" style:family="text">
      <style:text-properties fo:font-weight="normal" officeooo:rsid="00489376" style:font-weight-asian="normal" style:font-weight-complex="normal"/>
    </style:style>
    <style:style style:name="T264" style:family="text">
      <style:text-properties fo:font-weight="normal" officeooo:rsid="00551a9c" style:font-weight-asian="normal" style:font-weight-complex="normal"/>
    </style:style>
    <style:style style:name="T265" style:family="text">
      <style:text-properties fo:font-weight="normal" officeooo:rsid="002fa10f" style:font-weight-asian="normal" style:font-weight-complex="normal"/>
    </style:style>
    <style:style style:name="T266" style:family="text">
      <style:text-properties fo:font-weight="normal" officeooo:rsid="002257b0" style:font-weight-asian="normal" style:font-weight-complex="normal"/>
    </style:style>
    <style:style style:name="T267" style:family="text">
      <style:text-properties fo:font-weight="normal" officeooo:rsid="0023a7ae" style:font-weight-asian="normal" style:font-weight-complex="normal"/>
    </style:style>
    <style:style style:name="T268" style:family="text">
      <style:text-properties fo:font-weight="normal" officeooo:rsid="00383ac2" style:font-weight-asian="normal" style:font-weight-complex="normal"/>
    </style:style>
    <style:style style:name="T269" style:family="text">
      <style:text-properties fo:font-weight="normal" officeooo:rsid="00399c2b" style:font-weight-asian="normal" style:font-weight-complex="normal"/>
    </style:style>
    <style:style style:name="T270" style:family="text">
      <style:text-properties fo:font-weight="normal" officeooo:rsid="00375a46" style:font-weight-asian="normal" style:font-weight-complex="normal"/>
    </style:style>
    <style:style style:name="T271" style:family="text">
      <style:text-properties fo:font-weight="normal" officeooo:rsid="004cfa74" style:font-weight-asian="normal" style:font-weight-complex="normal"/>
    </style:style>
    <style:style style:name="T272" style:family="text">
      <style:text-properties fo:font-weight="normal" officeooo:rsid="0051321d" style:font-weight-asian="normal" style:font-weight-complex="normal"/>
    </style:style>
    <style:style style:name="T273" style:family="text">
      <style:text-properties fo:font-weight="normal" officeooo:rsid="004d55f8" style:font-weight-asian="normal" style:font-weight-complex="normal"/>
    </style:style>
    <style:style style:name="T274" style:family="text">
      <style:text-properties fo:font-weight="normal" officeooo:rsid="003d9192" style:font-weight-asian="normal" style:font-weight-complex="normal"/>
    </style:style>
    <style:style style:name="T275" style:family="text">
      <style:text-properties fo:font-weight="normal" officeooo:rsid="004083a3" style:font-weight-asian="normal" style:font-weight-complex="normal"/>
    </style:style>
    <style:style style:name="T276" style:family="text">
      <style:text-properties fo:font-weight="normal" officeooo:rsid="003f8f9f" style:font-weight-asian="normal" style:font-weight-complex="normal"/>
    </style:style>
    <style:style style:name="T277" style:family="text">
      <style:text-properties fo:font-weight="normal" officeooo:rsid="0052f30d" style:font-weight-asian="normal" style:font-weight-complex="normal"/>
    </style:style>
    <style:style style:name="T278" style:family="text">
      <style:text-properties fo:font-weight="normal" officeooo:rsid="005366bf" style:font-weight-asian="normal" style:font-weight-complex="normal"/>
    </style:style>
    <style:style style:name="T279" style:family="text">
      <style:text-properties fo:font-weight="normal" officeooo:rsid="0055230f" style:font-weight-asian="normal" style:font-weight-complex="normal"/>
    </style:style>
    <style:style style:name="T280" style:family="text">
      <style:text-properties officeooo:rsid="001be809"/>
    </style:style>
    <style:style style:name="T281" style:family="text">
      <style:text-properties officeooo:rsid="003df23a"/>
    </style:style>
    <style:style style:name="T282" style:family="text">
      <style:text-properties officeooo:rsid="003d5d09"/>
    </style:style>
    <style:style style:name="T283" style:family="text">
      <style:text-properties officeooo:rsid="00b03070"/>
    </style:style>
    <style:style style:name="T284" style:family="text">
      <style:text-properties officeooo:rsid="003f8174"/>
    </style:style>
    <style:style style:name="T285" style:family="text">
      <style:text-properties officeooo:rsid="00b3c019"/>
    </style:style>
    <style:style style:name="T286" style:family="text">
      <style:text-properties officeooo:rsid="00ad4ba1"/>
    </style:style>
    <style:style style:name="T287" style:family="text">
      <style:text-properties officeooo:rsid="000ead96"/>
    </style:style>
    <style:style style:name="T288" style:family="text">
      <style:text-properties officeooo:rsid="00af3859"/>
    </style:style>
    <style:style style:name="T289" style:family="text">
      <style:text-properties officeooo:rsid="00889075"/>
    </style:style>
    <style:style style:name="T290" style:family="text">
      <style:text-properties officeooo:rsid="00809002"/>
    </style:style>
    <style:style style:name="T291" style:family="text">
      <style:text-properties officeooo:rsid="0089464a"/>
    </style:style>
    <style:style style:name="T292" style:family="text">
      <style:text-properties officeooo:rsid="002a4cfc"/>
    </style:style>
    <style:style style:name="T293" style:family="text">
      <style:text-properties officeooo:rsid="00832e8d"/>
    </style:style>
    <style:style style:name="T294" style:family="text">
      <style:text-properties officeooo:rsid="00489376"/>
    </style:style>
    <style:style style:name="T295" style:family="text">
      <style:text-properties officeooo:rsid="001eb446"/>
    </style:style>
    <style:style style:name="T296" style:family="text">
      <style:text-properties officeooo:rsid="00262648"/>
    </style:style>
    <style:style style:name="T297" style:family="text">
      <style:text-properties officeooo:rsid="002b0bc2"/>
    </style:style>
    <style:style style:name="T298" style:family="text">
      <style:text-properties officeooo:rsid="005d8de6"/>
    </style:style>
    <style:style style:name="T299" style:family="text">
      <style:text-properties officeooo:rsid="005767b1"/>
    </style:style>
    <style:style style:name="T300" style:family="text">
      <style:text-properties officeooo:rsid="001b0617"/>
    </style:style>
    <style:style style:name="T301" style:family="text">
      <style:text-properties officeooo:rsid="00592f28"/>
    </style:style>
    <style:style style:name="T302" style:family="text">
      <style:text-properties officeooo:rsid="005bc4c3"/>
    </style:style>
    <style:style style:name="T303" style:family="text">
      <style:text-properties officeooo:rsid="00222d7a"/>
    </style:style>
    <style:style style:name="T304" style:family="text">
      <style:text-properties officeooo:rsid="0066732f"/>
    </style:style>
    <style:style style:name="T305" style:family="text">
      <style:text-properties officeooo:rsid="00614718"/>
    </style:style>
    <style:style style:name="T306" style:family="text">
      <style:text-properties officeooo:rsid="006205e6"/>
    </style:style>
    <style:style style:name="T307" style:family="text">
      <style:text-properties officeooo:rsid="0021b16b"/>
    </style:style>
    <style:style style:name="T308" style:family="text">
      <style:text-properties officeooo:rsid="005e446e"/>
    </style:style>
    <style:style style:name="T309" style:family="text">
      <style:text-properties officeooo:rsid="006042da"/>
    </style:style>
    <style:style style:name="T310" style:family="text">
      <style:text-properties officeooo:rsid="001b26b7"/>
    </style:style>
    <style:style style:name="T311" style:family="text">
      <style:text-properties officeooo:rsid="00434b7c"/>
    </style:style>
    <style:style style:name="T312" style:family="text">
      <style:text-properties officeooo:rsid="00470d01"/>
    </style:style>
    <style:style style:name="T313" style:family="text">
      <style:text-properties officeooo:rsid="00497c1d"/>
    </style:style>
    <style:style style:name="T314" style:family="text">
      <style:text-properties officeooo:rsid="00441135"/>
    </style:style>
    <style:style style:name="T315" style:family="text">
      <style:text-properties officeooo:rsid="004a8ce2"/>
    </style:style>
    <style:style style:name="T316" style:family="text">
      <style:text-properties officeooo:rsid="004df7ae"/>
    </style:style>
    <style:style style:name="T317" style:family="text">
      <style:text-properties officeooo:rsid="0046e1ed"/>
    </style:style>
    <style:style style:name="T318" style:family="text">
      <style:text-properties officeooo:rsid="004ff594"/>
    </style:style>
    <style:style style:name="T319" style:family="text">
      <style:text-properties officeooo:rsid="00381e32"/>
    </style:style>
    <style:style style:name="T320" style:family="text">
      <style:text-properties officeooo:rsid="00051816"/>
    </style:style>
    <style:style style:name="T321" style:family="text">
      <style:text-properties officeooo:rsid="001ab058"/>
    </style:style>
    <style:style style:name="T322" style:family="text">
      <style:text-properties officeooo:rsid="0031dcad"/>
    </style:style>
    <style:style style:name="T323" style:family="text">
      <style:text-properties officeooo:rsid="0027df90"/>
    </style:style>
    <style:style style:name="T324" style:family="text">
      <style:text-properties officeooo:rsid="000e1ec2"/>
    </style:style>
    <style:style style:name="T325" style:family="text">
      <style:text-properties officeooo:rsid="00298306"/>
    </style:style>
    <style:style style:name="T326" style:family="text">
      <style:text-properties officeooo:rsid="00334880"/>
    </style:style>
    <style:style style:name="T327" style:family="text">
      <style:text-properties officeooo:rsid="00042050"/>
    </style:style>
    <style:style style:name="T328" style:family="text">
      <style:text-properties officeooo:rsid="00313da5"/>
    </style:style>
    <style:style style:name="T329" style:family="text">
      <style:text-properties officeooo:rsid="00b64e32"/>
    </style:style>
    <style:style style:name="T330" style:family="text">
      <style:text-properties officeooo:rsid="000d2b32"/>
    </style:style>
    <style:style style:name="T331" style:family="text">
      <style:text-properties officeooo:rsid="0079ad27"/>
    </style:style>
    <style:style style:name="T332" style:family="text">
      <style:text-properties officeooo:rsid="000562dc"/>
    </style:style>
    <style:style style:name="T333" style:family="text">
      <style:text-properties fo:font-size="15pt" officeooo:rsid="0016047a" style:font-size-asian="15pt" style:font-size-complex="15pt"/>
    </style:style>
    <style:style style:name="T334" style:family="text">
      <style:text-properties fo:font-size="15pt" officeooo:rsid="001d3a79" style:font-size-asian="15pt" style:font-size-complex="15pt"/>
    </style:style>
    <style:style style:name="T335" style:family="text">
      <style:text-properties fo:font-size="15pt" officeooo:rsid="0028af8a" style:font-size-asian="15pt" style:font-size-complex="15pt"/>
    </style:style>
    <style:style style:name="T336" style:family="text">
      <style:text-properties fo:font-size="15pt" officeooo:rsid="002d3e97" style:font-size-asian="15pt" style:font-size-complex="15pt"/>
    </style:style>
    <style:style style:name="T337" style:family="text">
      <style:text-properties fo:font-size="15pt" officeooo:rsid="0039c567" style:font-size-asian="15pt" style:font-size-complex="15pt"/>
    </style:style>
    <style:style style:name="T338" style:family="text">
      <style:text-properties fo:font-size="15pt" officeooo:rsid="0054454a" style:font-size-asian="15pt" style:font-size-complex="15pt"/>
    </style:style>
    <style:style style:name="T339" style:family="text">
      <style:text-properties officeooo:rsid="003ebb8e"/>
    </style:style>
    <style:style style:name="T340" style:family="text">
      <style:text-properties officeooo:rsid="004f643a"/>
    </style:style>
    <style:style style:name="T341" style:family="text">
      <style:text-properties officeooo:rsid="00506c17"/>
    </style:style>
    <style:style style:name="T342" style:family="text">
      <style:text-properties officeooo:rsid="007d3f9e"/>
    </style:style>
    <style:style style:name="T343" style:family="text">
      <style:text-properties officeooo:rsid="0072fec4"/>
    </style:style>
    <style:style style:name="T344" style:family="text">
      <style:text-properties officeooo:rsid="0062537b"/>
    </style:style>
    <style:style style:name="T345" style:family="text">
      <style:text-properties officeooo:rsid="00567f49"/>
    </style:style>
    <style:style style:name="T346" style:family="text">
      <style:text-properties officeooo:rsid="0014e359"/>
    </style:style>
    <style:style style:name="T347" style:family="text">
      <style:text-properties officeooo:rsid="007d6e2a"/>
    </style:style>
    <style:style style:name="T348" style:family="text">
      <style:text-properties officeooo:rsid="005855df"/>
    </style:style>
    <style:style style:name="T349" style:family="text">
      <style:text-properties officeooo:rsid="00086492"/>
    </style:style>
    <style:style style:name="T350" style:family="text">
      <style:text-properties officeooo:rsid="0054454a"/>
    </style:style>
    <style:style style:name="T351" style:family="text">
      <style:text-properties officeooo:rsid="000af619"/>
    </style:style>
    <style:style style:name="T352" style:family="text">
      <style:text-properties officeooo:rsid="0016fab7"/>
    </style:style>
    <style:style style:name="T353" style:family="text">
      <style:text-properties officeooo:rsid="00091bb0"/>
    </style:style>
    <style:style style:name="T354" style:family="text">
      <style:text-properties officeooo:rsid="0030cef8"/>
    </style:style>
    <style:style style:name="T355" style:family="text">
      <style:text-properties officeooo:rsid="00450285"/>
    </style:style>
    <style:style style:name="T356" style:family="text">
      <style:text-properties officeooo:rsid="003ab95e"/>
    </style:style>
    <style:style style:name="T357" style:family="text">
      <style:text-properties officeooo:rsid="000a6db7"/>
    </style:style>
    <style:style style:name="T358" style:family="text">
      <style:text-properties style:text-underline-style="solid" style:text-underline-width="auto" style:text-underline-color="font-color"/>
    </style:style>
    <style:style style:name="T359" style:family="text">
      <style:text-properties style:text-underline-style="solid" style:text-underline-width="auto" style:text-underline-color="font-color" officeooo:rsid="00066c24"/>
    </style:style>
    <style:style style:name="T360" style:family="text">
      <style:text-properties style:text-underline-style="solid" style:text-underline-width="auto" style:text-underline-color="font-color" officeooo:rsid="00067b00"/>
    </style:style>
    <style:style style:name="T361" style:family="text">
      <style:text-properties officeooo:rsid="00780b22"/>
    </style:style>
    <style:style style:name="T362" style:family="text">
      <style:text-properties officeooo:rsid="007a2caa"/>
    </style:style>
    <style:style style:name="T363" style:family="text">
      <style:text-properties officeooo:rsid="0029dafa"/>
    </style:style>
    <style:style style:name="T364" style:family="text">
      <style:text-properties officeooo:rsid="00380205"/>
    </style:style>
    <style:style style:name="T365" style:family="text">
      <style:text-properties officeooo:rsid="003dcfc3"/>
    </style:style>
    <style:style style:name="T366" style:family="text">
      <style:text-properties officeooo:rsid="004d3ac0"/>
    </style:style>
    <style:style style:name="T367" style:family="text">
      <style:text-properties officeooo:rsid="002a6bb0"/>
    </style:style>
    <style:style style:name="T368" style:family="text">
      <style:text-properties officeooo:rsid="001a9539"/>
    </style:style>
    <style:style style:name="T369" style:family="text">
      <style:text-properties officeooo:rsid="00220f79"/>
    </style:style>
    <style:style style:name="T370" style:family="text">
      <style:text-properties officeooo:rsid="00411240"/>
    </style:style>
    <style:style style:name="T371" style:family="text">
      <style:text-properties officeooo:rsid="001bb740"/>
    </style:style>
    <style:style style:name="T372" style:family="text">
      <style:text-properties officeooo:rsid="0039c567"/>
    </style:style>
    <style:style style:name="T373" style:family="text">
      <style:text-properties officeooo:rsid="004aabc7"/>
    </style:style>
    <style:style style:name="T374" style:family="text">
      <style:text-properties officeooo:rsid="00203189"/>
    </style:style>
    <style:style style:name="T375" style:family="text">
      <style:text-properties officeooo:rsid="00379881"/>
    </style:style>
    <style:style style:name="T376" style:family="text">
      <style:text-properties officeooo:rsid="006ff53a"/>
    </style:style>
    <style:style style:name="T377" style:family="text">
      <style:text-properties officeooo:rsid="0070d3b7"/>
    </style:style>
    <style:style style:name="T378" style:family="text">
      <style:text-properties officeooo:rsid="00067b00"/>
    </style:style>
    <style:style style:name="T379" style:family="text">
      <style:text-properties officeooo:rsid="005f945f"/>
    </style:style>
    <style:style style:name="T380" style:family="text">
      <style:text-properties officeooo:rsid="003c9035"/>
    </style:style>
    <style:style style:name="T381" style:family="text">
      <style:text-properties style:text-underline-style="none" officeooo:rsid="003ab95e"/>
    </style:style>
    <style:style style:name="T382" style:family="text">
      <style:text-properties style:text-underline-style="none" officeooo:rsid="003dcfc3"/>
    </style:style>
    <style:style style:name="T383" style:family="text">
      <style:text-properties style:text-underline-style="none" officeooo:rsid="00067b00"/>
    </style:style>
    <style:style style:name="T384" style:family="text">
      <style:text-properties style:text-underline-style="none" officeooo:rsid="00086492"/>
    </style:style>
    <style:style style:name="T385" style:family="text">
      <style:text-properties style:text-underline-style="none" fo:font-weight="bold" officeooo:rsid="0061c49c" style:font-weight-asian="bold" style:font-weight-complex="bold"/>
    </style:style>
    <style:style style:name="T386" style:family="text">
      <style:text-properties style:text-underline-style="none" fo:font-weight="bold" officeooo:rsid="001d608f" style:font-weight-asian="bold" style:font-weight-complex="bold"/>
    </style:style>
    <style:style style:name="T387" style:family="text">
      <style:text-properties style:text-underline-style="none" fo:font-weight="bold" officeooo:rsid="0066134e" style:font-weight-asian="bold" style:font-weight-complex="bold"/>
    </style:style>
    <style:style style:name="T388" style:family="text">
      <style:text-properties style:text-underline-style="none" fo:font-weight="bold" officeooo:rsid="00987a76" style:font-weight-asian="bold" style:font-weight-complex="bold"/>
    </style:style>
    <style:style style:name="T389" style:family="text">
      <style:text-properties officeooo:rsid="0051a5ba"/>
    </style:style>
    <style:style style:name="T390" style:family="text">
      <style:text-properties officeooo:rsid="0052525b"/>
    </style:style>
    <style:style style:name="T391" style:family="text">
      <style:text-properties officeooo:rsid="002ef6de"/>
    </style:style>
    <style:style style:name="T392"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79">bu örgütler </text:span><text:span text:style-name="T180">topluluğunu</text:span><text:span text:style-name="T179"> en alt tabakadan en üs</text:span><text:span text:style-name="T181">t</text:span><text:span text:style-name="T179"> tabakaya kadar infaz ediyor,</text:span> kesiyor <text:span text:style-name="T182">ya da öldürüyor</text:span>. <text:span text:style-name="T182">B</text:span>irçoğunun kolu, bacağı, dilleri ve diğer uzuvları kesilmiş durumdadır ve bu örgütler bu insanları kullandıktan sonra bu insanları kolları, bacakları, dilleri ve diğer uzuvları<text:span text:style-name="T183"> </text:span>olmadan okyanuslardaki adalara kaçırıyor. Bu örgütler <text:span text:style-name="T184">topluluğunun </text:span>bünyesinde çalışan ajanlar <text:span text:style-name="T185">sürekli olarak Hz. Mehdi a.s tarafından infaz edilmektedirler. </text:span></text:p>
      <text:p text:style-name="P20"/>
      <text:p text:style-name="P20"><text:span text:style-name="T186">Buna </text:span><text:span text:style-name="T187">örnek</text:span><text:span text:style-name="T186"> verelim; Buna Recep Tayyip Erdoğan’ı örnek verelim. </text:span><text:span text:style-name="T188">Ş</text:span><text:span text:style-name="T186">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88">uzuvları</text:span><text:span text:style-name="T189">nda işlev</text:span><text:span text:style-name="T188"> olmadan</text:span><text:span text:style-name="T186"> kaçırdı. Bu sadece 1 kişi</text:span><text:span text:style-name="T190">nin konumu</text:span><text:span text:style-name="T186"> için verilmiş bir örnektir. Sizden önce o konumlardaki herkes </text:span><text:span text:style-name="T191">Hz. Mehdi a.s tarafından kolları, bacakları, kafa da dahil </text:span><text:span text:style-name="T192">uzuvları </text:span><text:span text:style-name="T191">kesildi ve bazılarının vücudunda kolları, bacakları yani </text:span><text:span text:style-name="T192">bir parça</text:span><text:span text:style-name="T191"> uzuv kalmadı. </text:span><text:span text:style-name="T192">Hz. Mehdi a.s tarafından kesilen kaç milyon örgüt ajanı olduğunu bu örgütle</text:span><text:span text:style-name="T187">r </text:span><text:span text:style-name="T192">ellerindeki teknolojilerle bile hesaplayamıyorlar.</text:span><text:span text:style-name="T186"> </text:span><text:span text:style-name="T188">Ayrıca</text:span><text:span text:style-name="T191"> kesilen</text:span><text:span text:style-name="T186"> </text:span><text:span text:style-name="T193">ajanlar</text:span><text:span text:style-name="T186"> ya öldü ya da bu örgütler bu kişileri uzuvları olmadan kaçırıp </text:span><text:span text:style-name="T193">okyanuslardaki</text:span><text:span text:style-name="T186"> adalara götürdü. </text:span><text:span text:style-name="T193">Hz. Mehdi a.s sizden önce sizin konumlarınızda</text:span><text:span text:style-name="T187">ki</text:span><text:span text:style-name="T193"> bu örgütler</text:span><text:span text:style-name="T187">in</text:span><text:span text:style-name="T193"> </text:span><text:span text:style-name="T187">bütün</text:span><text:span text:style-name="T193"> ajanları kesti ve Recep Tayyip Erdoğan’a benzetilen ajanların yaşadığı şey </text:span><text:span text:style-name="T187">bu örgütlerdeki her bir kişi yaşıyor.</text:span><text:span text:style-name="T193"> Hz. Mehdi a.s sizden önce sizin konumunuzdaki herkesin uzuvlarını kesti. Bu </text:span><text:span text:style-name="T187">örgütlere çalışan ajanların her bir ajanı için bu geçerlidir yani </text:span><text:span text:style-name="T193">hepiniz için geçerlidir. </text:span><text:span text:style-name="T194">Bunu kimse size söylemeyecek </text:span><text:span text:style-name="T195">ve bunu da </text:span><text:span text:style-name="T193">bu örgütler</text:span><text:span text:style-name="T195"> sizden gizliyorlar</text:span><text:span text:style-name="T194">. </text:span><text:span text:style-name="T196">Kaçır</text:span><text:span text:style-name="T187">ılan ya da ölen</text:span><text:span text:style-name="T196"> ajanlarıda </text:span><text:span text:style-name="T187">bu örgütler</text:span><text:span text:style-name="T196"> emekli oldu diyerek</text:span><text:span text:style-name="T197"> gizlediler</text:span><text:span text:style-name="T196"> ve gerçekte bu örgütlerden emekli olan </text:span><text:span text:style-name="T198">kimse yok</text:span><text:span text:style-name="T196">.</text:span></text:p>
      <text:p text:style-name="P20"/>
      <text:p text:style-name="P20"><text:span text:style-name="T199">Sizden önce sizin konumlarınızdaki bu örgütlerin ajanlarına ne oldu? Sizden önce bu örgütlere çalışan herkes birkaç gün içerisinde Hz. Mehdi a.s tarafından kol</text:span><text:span text:style-name="T200">ları</text:span><text:span text:style-name="T199">, bacak</text:span><text:span text:style-name="T200">ları</text:span><text:span text:style-name="T199"> kafada dahil </text:span><text:span text:style-name="T200">kesildi</text:span><text:span text:style-name="T199"> ve hayatta kalanlar bu örgütler tarafından okyanuslardaki adalara kaçırıldı. </text:span><text:span text:style-name="T201">Şimdi Hz. Mehdi a.s sizi kesecek diğer milyonlarca Hz. Mehdi a.s tarafından infaz edilen ajanlar gibi.</text:span><text:span text:style-name="T202"> </text:span><text:span text:style-name="T200">Bu sizin hayatınız.</text:span></text:p>
      <text:p text:style-name="P20"/>
      <text:p text:style-name="P3">PART 2</text:p>
      <text:p text:style-name="P3"/>
      <text:p text:style-name="P3"><text:tab/><text:span text:style-name="T204">Bu örgüt topluluğunun ajanları kendilerini bu örgütlerin elinden kurtarmanın ve kesilen</text:span></text:p>
      <text:p text:style-name="P3"><text:span text:style-name="T204">uzuvlarını geri kazanmanın yollarından biri de şudur; bu örgütlerin </text:span><text:span text:style-name="T205">kaçırıp okyanuslardaki adalara götürdüğü insanları kurtarmak</text:span><text:span text:style-name="T204">, müslüman olmaları ve bu örgütler</text:span><text:span text:style-name="T205">in dünya çapındaki faaliyetlerini durdurmak ve sonlandırmak karşılığında </text:span><text:span text:style-name="T204">Hz. Mehdi a.s mucizeler gösterip bu insanlara </text:span><text:span text:style-name="T205">kesilen</text:span><text:span text:style-name="T204"> uzuvlarını geri verebiliyor. Aynı zamanda bu insanları da kuruyor. </text:span></text:p>
      <text:p text:style-name="P21"/>
      <text:p text:style-name="P4"><text:span text:style-name="T203">Bu ve bunun benzeri hizmetler yaparak devletlerin orduları ile anlaşabilir ve bu hizmetler karşılığında kendi</text:span><text:span text:style-name="T206">lerini </text:span><text:span text:style-name="T203">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203">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07">bunu da </text:span><text:span text:style-name="T208">bağış</text:span><text:span text:style-name="T207"> adı altında bu insanlar</text:span><text:span text:style-name="T209">ı yağma ediyor</text:span><text:span text:style-name="T207">,</text:span><text:span text:style-name="T203"> bu insanları biraz kullandıktan sonra kaçırıp okyanuslardaki adalara götürüyor. 30.08.2022 saat 19:26 itibariyle okyanuslardaki adalara kaçırı</text:span><text:span text:style-name="T207">lıp götürülen</text:span><text:span text:style-name="T203"> insan sayısı 140 milyona ulaşmış durumdadır. </text:span><text:span text:style-name="T210">Bu örgüt</text:span><text:span text:style-name="T211">ler topluluğu</text:span><text:span text:style-name="T210"> bu insanları emeklilik ile kandırmış ve g</text:span><text:span text:style-name="T212">erçekte ise bu örgüt</text:span><text:span text:style-name="T213">ler topluluğu</text:span><text:span text:style-name="T212"> kimseyi emekli etmiyor. </text:span><text:span text:style-name="T214">Örgütler topluluğu, a</text:span><text:span text:style-name="T212">janları kullandıktan sonra bu insanl</text:span><text:span text:style-name="T215">a</text:span><text:span text:style-name="T212">rı kaçırıp okyanuslardaki adalara götürüyor. Bu örgütlerden gerçek anlamda emekli ol</text:span><text:span text:style-name="T216">an kimse yok</text:span><text:span text:style-name="T212"> </text:span><text:span text:style-name="T217">ve </text:span><text:span text:style-name="T218">son 20 yılda </text:span><text:span text:style-name="T212"><text:s/>ajanları kullanıp kaçır</text:span><text:span text:style-name="T218">dılar</text:span><text:span text:style-name="T212">. </text:span><text:span text:style-name="T219">Bu bilinen bir sayıdır. </text:span><text:span text:style-name="T220">Size ne olacak?</text:span><text:span text:style-name="T219"> </text:span><text:span text:style-name="T221">Ayrıca örgütler topluluğu insanların bedenine bir şeytan sokuyor ve bu şeytan </text:span><text:span text:style-name="T222">dışı et ile kaplanmış</text:span><text:span text:style-name="T221"> insan görünümündeki robotları tahrif ediyor. </text:span><text:span text:style-name="T222">Bu örgütler tahrif edilen robotların bir insan olduğunu iddia ederek </text:span><text:span text:style-name="T221">kendi ajanlarına dahil insanlara </text:span><text:span text:style-name="T222">bu şekilde</text:span><text:span text:style-name="T221"> cinayet suçu yıkmaktadır, bu şekilde kendi ajanlarına </text:span><text:span text:style-name="T222">da</text:span><text:span text:style-name="T221"> sicil yapmaktadır</text:span><text:span text:style-name="T222">lar</text:span><text:span text:style-name="T221">. </text:span><text:span text:style-name="T223">Bu örgütlerin herşeyi algı operasyonundan ibarettir ve bazı şeylerin gerçeği çok farklı, bu gerçekleri de sizi esir alıp kullanmak için sizden gizliyorlar. Zararın neresinden dönerseniz </text:span><text:span text:style-name="T224">sizin için kardır</text:span><text:span text:style-name="T223">. </text:span><text:span text:style-name="T225">O işleri terk e</text:span><text:span text:style-name="T224">dip geride bırakmasını da</text:span><text:span text:style-name="T225"> bilin ve bunun için ihtiyacınız olan şeylerden biri de islam dinini çok detaylı araştırıp öğrenmenizdir. İslam dinini detaylı araştırmanız sizin bu hayattan çıkış kapınızdır. </text:span><text:span text:style-name="T223">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80">P</text:span>ART 4</text:p>
      <text:p text:style-name="P5"><text:tab/></text:p>
      <text:p text:style-name="P5"><text:tab/><text:span text:style-name="T203">Bu örgüt</text:span><text:span text:style-name="T226">ler topluluğunun</text:span><text:span text:style-name="T203"> merkez</text:span><text:span text:style-name="T227">ler</text:span><text:span text:style-name="T203">inde görev alan kişilerin neredeyse tamamı ortalama </text:span><text:span text:style-name="T219">5</text:span><text:span text:style-name="T203"> ile </text:span><text:span text:style-name="T219">10</text:span><text:span text:style-name="T203"> gün içerisinde Hz. Mehdi a.s </text:span><text:span text:style-name="T228">tarafından</text:span><text:span text:style-name="T203"> kesiliyor. </text:span><text:span text:style-name="T229">Çünkü</text:span><text:span text:style-name="T203"> bu örgüt</text:span><text:span text:style-name="T229">ler topluluğu</text:span><text:span text:style-name="T203"> herhangi bir suç işlediyse Hz. Mehdi a.s bu örgütlerin bünyesindeki ajanları kesmeye başlıyor. Bundan dolayı bu örgüt</text:span><text:span text:style-name="T229">lerin </text:span><text:span text:style-name="T203">ajanları tek bir suç işlediklerinde Hz. Mehdi a.s bu örgütlerden çok sayıda insanı kesmeye başlıyor ve </text:span><text:span text:style-name="T229">Hz. Mehdi a.s</text:span><text:span text:style-name="T203"> bu örgütler topluluğundan en alt tabakadan en üst tabakaya kadar çok fazla </text:span><text:span text:style-name="T227">kişiyi</text:span><text:span text:style-name="T203"> kesiyor. </text:span><text:span text:style-name="T229">Hz. Mehdi a.s ışık gibi parlıyor, elinde kılıç </text:span><text:span text:style-name="T230">var ve</text:span><text:span text:style-name="T229"> </text:span><text:span text:style-name="T231">bu örgütlerdeki </text:span><text:span text:style-name="T229">herkesi kesiyor. </text:span><text:span text:style-name="T232">Bu </text:span><text:span text:style-name="T233">örgütler topluluğu en az 30 yıldır Hz. Mehdi a.s tarafından sürekli olarak </text:span><text:span text:style-name="T227">infaz edilmektedir</text:span><text:span text:style-name="T233">. </text:span><text:span text:style-name="T234">Uzuvları kesilip hayatta kalan ajanlar okyanuslardaki adalara kaçırılıyor.</text:span></text:p>
      <text:p text:style-name="P24"/>
      <text:p text:style-name="P6">PART 5</text:p>
      <text:p text:style-name="P6"/>
      <text:p text:style-name="P6"><text:span text:style-name="T281">Bu örgütler topluluğunun ajanları d</text:span><text:span text:style-name="T282">ünyayı bu örgütlerin elinden kurtaracak, </text:span><text:span text:style-name="T283">kaçırılan insanları adalardan kurtaracak, bu örgütlerin</text:span><text:span text:style-name="T282"> </text:span><text:span text:style-name="T284">faaliyetlerini durduracak ve sonlandıracak </text:span><text:span text:style-name="T281">hizmet</text:span><text:span text:style-name="T285">ler</text:span><text:span text:style-name="T282"> </text:span><text:span text:style-name="T281">yaptığında </text:span><text:span text:style-name="T282">Hz. Mehdi a.s </text:span><text:span text:style-name="T281">bu </text:span><text:span text:style-name="T286">insanları da </text:span><text:span text:style-name="T281">kuruyor. </text:span><text:span text:style-name="T286">Bu insanları kurumakla beraber bazı insanlara </text:span><text:span text:style-name="T287">kesilen uzuvlarını ya da </text:span><text:span text:style-name="T286">natural görünümlerini bile mucize göstererek ver</text:span><text:span text:style-name="T285">iyor</text:span><text:span text:style-name="T286">. Bunun örnekleri </text:span><text:span text:style-name="T288">bile </text:span><text:span text:style-name="T286">var.</text:span><text:span text:style-name="T285"><text:tab/></text:span></text:p>
      <text:p text:style-name="P7"/>
      <text:p text:style-name="P8">PART 6</text:p>
      <text:p text:style-name="P8"/>
      <text:p text:style-name="P8"><text:tab/><text:span text:style-name="T203">Dünyadan bu örgütler topluluğunun kaçırıp okyanuslardaki adalara götürdüğü </text:span><text:span text:style-name="T235">herkesin</text:span><text:span text:style-name="T203"> dokunmazlığı var ve hepsi</text:span><text:span text:style-name="T235">ni</text:span><text:span text:style-name="T203"> Hz. Mehdi a.s <text:s/></text:span><text:span text:style-name="T235">kuruyor</text:span><text:span text:style-name="T203">. </text:span><text:span text:style-name="T236">Hz. Mehdi a.s ışık gibidir ve parlıyor aynı zamanda mucizeleri de var ve Allah’ın hizmetkarıdır.</text:span></text:p>
      <text:p text:style-name="P9"/>
      <text:p text:style-name="P10">PART 7</text:p>
      <text:p text:style-name="P10"><text:tab/></text:p>
      <text:p text:style-name="P10"><text:tab/><text:span text:style-name="T237">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38">size ceza vermişler</text:span><text:span text:style-name="T237"> ve hiçbiri yargıç bile değil. Kendinize </text:span><text:soft-page-break/><text:span text:style-name="T237">yeni siciller yapmayın. Sizin siciliniz varsa bile devletler ile işbirliği yaparsanız yani bu örgütlerin </text:span><text:span text:style-name="T239">devletlerin içine sızmış </text:span><text:span text:style-name="T227">işgalci örgüt</text:span><text:span text:style-name="T239"> ajanlarını devletlerin ordularına ihbar ederseniz </text:span><text:span text:style-name="T237">geçmiş sicillerinizden kurtulursunuz. </text:span><text:span text:style-name="T227">Ayrıca</text:span><text:span text:style-name="T240"> bu örgütlerin elindeki dosyaların</text:span><text:span text:style-name="T239">(devletlerin içine sızmış </text:span><text:span text:style-name="T241">bütün </text:span><text:span text:style-name="T239">estetik </text:span><text:span text:style-name="T227">işgalci örgüt</text:span><text:span text:style-name="T239"> ajanların</text:span><text:span text:style-name="T227">ın</text:span><text:span text:style-name="T239"> kim olduğunun bilgileri, ilaç bileşenlerinin dosyaları vs.)</text:span><text:span text:style-name="T240"> piyasa değeri milyar dolarlardan daha fazla ediyor </text:span><text:span text:style-name="T242">ve bu dosyaların alıcıları bütün devletlerin ordularıdır. </text:span><text:span text:style-name="T239">Bir ülkeyi işgalden kurtarmanın maaliyeti nedir? Devletlerin orduları ile anlaşın, neye ihtiyacınız varsa size verirler.</text:span><text:span text:style-name="T242"> N</text:span><text:span text:style-name="T240">e kadar paraya ihtiya</text:span><text:span text:style-name="T242">cınız</text:span><text:span text:style-name="T240"> varsa o kadar paraya o devletlerin orduları ile anlaşıp kendinizi bu örgütlerin elinden kurtarabilir</text:span><text:span text:style-name="T242">siniz </text:span><text:span text:style-name="T243">ve ordulardan kendinize güvenlikte alırsınız</text:span><text:span text:style-name="T227">.</text:span><text:span text:style-name="T240"> </text:span><text:span text:style-name="T237">Bu</text:span><text:span text:style-name="T244"> </text:span><text:span text:style-name="T289">ÖNEMLİ</text:span><text:span text:style-name="T244"> bilgilerden dolayı sizin sicilinizin devletler için hiçbir değeri yok ve olmayacak.</text:span><text:span text:style-name="T237"> </text:span><text:span text:style-name="T245">O sicili de sildirirsiniz bu </text:span><text:span text:style-name="T246">önemli hizmetlerden dolayı ve devletler o sicilleri asla umursamayacaktır</text:span><text:span text:style-name="T245">. </text:span><text:span text:style-name="T290">Bun</text:span><text:span text:style-name="T289">ları</text:span><text:span text:style-name="T290"> düşünün.</text:span><text:span text:style-name="T237"> Bu örgütlere çalışmak ya da köle olarak yaşamak zorunda değilsiniz. Kendinizi kurtarma fırsatınız varken kullanın bunu.</text:span></text:p>
      <text:p text:style-name="P25"/>
      <text:p text:style-name="P10"><text:span text:style-name="T240">- </text:span><text:span text:style-name="T239">Şuna örnek verelim; </text:span><text:span text:style-name="T247">tedavi edilemeyen hastalık</text:span><text:span text:style-name="T248">lar</text:span><text:span text:style-name="T247"> var buna kanseri örnek vere</text:span><text:span text:style-name="T248">lim</text:span><text:span text:style-name="T247">. Bunun ilacı</text:span><text:span text:style-name="T227"> bu örgütlerin dışında kimsede</text:span><text:span text:style-name="T247"> yok ve </text:span><text:span text:style-name="T239">sen kanserin ilacını </text:span><text:span text:style-name="T227">alıp</text:span><text:span text:style-name="T239"> herhangi bir devletin ordusuna </text:span><text:span text:style-name="T247">para, vatandaşlık ve güvenlik karşılığında ordu ile anlaşıp </text:span><text:span text:style-name="T239">verirsen o sicili sildirirsin ya da o ülkenin içine sızmış ordu vs. </text:span><text:span text:style-name="T249">devletin içindeki </text:span><text:span text:style-name="T239">estetik </text:span><text:span text:style-name="T250">bütün</text:span><text:span text:style-name="T239"> işgalci örgüt ajanlarının bilgilerini o ülkenin ordusuna verirsen senin sicilini silinir gider çünkü bir ülkeyi işgalden kurtaracak bilgileri verdin. B</text:span><text:span text:style-name="T248">öyle bilgiler bu örgütlerin server’larında </text:span><text:span text:style-name="T227">da</text:span><text:span text:style-name="T248"> tutuluyor.</text:span></text:p>
      <text:p text:style-name="P26"/>
      <text:p text:style-name="P11">PART 8</text:p>
      <text:p text:style-name="P27"/>
      <text:p text:style-name="P27"><text:tab/>“Euzu<text:span text:style-name="T291">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92">B</text:span>U ÖRGÜTLERİN AJANLARI KÖLELİKTEN EMEKLİ OLABİLECEĞİNE İNANIYOR. <text:span text:style-name="T293">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203">Dünyadaki bütün backdoor olan bütün teknolojilerin bilgilerini devletlere kanıtlarıyla beraber ihbar edilmesi ve bu cihazları backdoor’lardan temizlenmesi. </text:span><text:span text:style-name="T251">Özellikle orduların elindeki teknolojilerin backdoor’larının ihbar edilmesi önemlidir. </text:span><text:span text:style-name="T203">Bunu kaç tane devlet için yapılsa o kadar </text:span><text:span text:style-name="T252">önemlidir ve siz kaç tane devlet ile anlaşıp bunu yaparsanız devletlerden o kadar çok para alırsınız</text:span><text:span text:style-name="T203">.</text:span></text:p>
      <text:p text:style-name="P28"/>
      <text:p text:style-name="P12">2 - <text:span text:style-name="T203">Devletlerin içine yerleştirilen </text:span><text:span text:style-name="T253">ordu, hakim, savcı, senatör, yargıç ve devletin diğer kurumlarındaki</text:span><text:span text:style-name="T203"> yönetici konumundaki bütün </text:span><text:span text:style-name="T252">işgalci</text:span><text:span text:style-name="T203"> örgüt ajanlarını devletlere kanıtlarıyla beraber ihbar edilmesi. </text:span><text:span text:style-name="T253">Bu</text:span><text:span text:style-name="T252">nu</text:span><text:span text:style-name="T253"> kaç tane devlet için yap</text:span><text:span text:style-name="T252">arsanız</text:span><text:span text:style-name="T253"> o kada</text:span><text:span text:style-name="T252">r çok para alırsınız devletlerin ordularından</text:span><text:span text:style-name="T253">.</text:span></text:p>
      <text:p text:style-name="P28"/>
      <text:p text:style-name="P12"><text:span text:style-name="T294">3</text:span> - <text:span text:style-name="T203">Pandemilerin ilaçlarını bütün devletlerin ordularına gönderilmesi ve dünyayla paylaşılması.</text:span></text:p>
      <text:p text:style-name="P28"/>
      <text:p text:style-name="P12"><text:span text:style-name="T294">4</text:span> - <text:span text:style-name="T254">Bu örgütlerin bugün ve gelecek için yaptıkları bütün planları bütün devletlerin ordularına gönderilmesi ve dünyayla paylaşılması.</text:span></text:p>
      <text:p text:style-name="P29"><text:soft-page-break/></text:p>
      <text:p text:style-name="P13"><text:span text:style-name="T294">5</text:span><text:span text:style-name="T295"> - </text:span><text:span text:style-name="T203">Bu örgütlerin elindeki ilaç bileşenlerinin olduğu dosyaları bütün devletlerin orduları</text:span><text:span text:style-name="T255">na gönderilmesi</text:span><text:span text:style-name="T203"> ve dünyayla paylaşılması.</text:span></text:p>
      <text:p text:style-name="P30"/>
      <text:p text:style-name="P13"><text:span text:style-name="T294">6</text:span><text:span text:style-name="T296"> -</text:span><text:span text:style-name="T256"> </text:span><text:span text:style-name="T252">Bu örgütlerin kaçırıp yeraltı hapishanelerine ve </text:span><text:span text:style-name="T203">adalara götürülen insanları </text:span><text:span text:style-name="T252">ordan</text:span><text:span text:style-name="T203"> kurtarmak için gerekli her türlü hizmeti yapmaları. </text:span><text:span text:style-name="T297">Bu hizmet çok önemlidir.</text:span><text:span text:style-name="T257"> </text:span><text:span text:style-name="T252">Bu tür hizmetler ile devletlerin yanında o sicilleri ebedi sildirirsiniz ve devletlerin orduları</text:span><text:span text:style-name="T258">da bu hizmetlerden dolayı sizi kuruyacaktır. </text:span></text:p>
      <text:p text:style-name="P13">- <text:span text:style-name="T259">Kaçırılıp adalara götürülen insanları adalardan kurtarmak için devletlerin ordusu</text:span><text:span text:style-name="T252">nun içindeki ve diğer devlet kurumlarındaki</text:span><text:span text:style-name="T259"> bütün estetik </text:span><text:span text:style-name="T252">işgalci örgüt</text:span><text:span text:style-name="T259"> ajanlar</text:span><text:span text:style-name="T252">ın</text:span><text:span text:style-name="T259">ı devletlerin ordularına ihbar edilmesi </text:span><text:span text:style-name="T260">ve bütün orduyu bu örgütlerin ajanlarından temizlenmesi, orduyu yöneten güçlerde dahil</text:span><text:span text:style-name="T259"> ve o devletin ordusunun kullandığı bütün teknolojilerdeki backdoor’</text:span><text:span text:style-name="T260">lar</text:span><text:span text:style-name="T259">ı o ülkeye ihbar edilmesi ve temizlenmesi önemli bir adımdır. </text:span><text:span text:style-name="T261">Bunu bir sürü devlet için yapılması zorunlu bir durumdur.</text:span><text:span text:style-name="T259"> </text:span><text:span text:style-name="T262">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298">erişebildiğiniz bütün</text:span> <text:span text:style-name="T299">e</text:span>stetik ajanların bilgilerini ayrı server’larda tutun ve <text:span text:style-name="T298">erişebildiğiniz bütün</text:span> ilaç<text:span text:style-name="T300">lar ile ilgili</text:span> dosyaları ayrı <text:span text:style-name="T299">SERVER</text:span>’larda tutun. <text:span text:style-name="T301">Bu server’ları bu şekilde ayırdıktan sonra Data Center’lardan veri çek</text:span><text:span text:style-name="T302">in. </text:span><text:span text:style-name="T303">Hz. Mehdi a.s ile ilgili kayıtlarda bu server’larda var ve bu kayıtları da çekin. </text:span><text:span text:style-name="T304">S</text:span><text:span text:style-name="T302">erver’lardan veri çekmeye </text:span><text:span text:style-name="T305">ayırdığınız bu </text:span><text:span text:style-name="T302">server’</text:span><text:span text:style-name="T306">lar</text:span><text:span text:style-name="T302">daki verileri çekmekle başlayın. </text:span><text:span text:style-name="T307">Eğer server’ları bu şekilde ayıramıyorsanızda dosya seçin ve seçtiğiniz dosyaları ilk olarak server’lardan çekmeye başlayın.</text:span><text:span text:style-name="T302"> </text:span><text:span text:style-name="T307">İlaç dosyaları, Hz. Mehdi a.s ile ilgili dosyaları ve Estetik ajan bilgilerinin tutulduğu dosyaları ilk olarak bu server’lardan çekmeye başlayın. </text:span><text:span text:style-name="T308">Bu örgüt</text:span><text:span text:style-name="T309">lerin</text:span><text:span text:style-name="T308"> yedeklerini tuttuğu SERVER’larda var. </text:span><text:span text:style-name="T310">Server’lardan veri çekmek </text:span><text:span text:style-name="T300">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203">NOT </text:span><text:span text:style-name="T263">1</text:span><text:span text:style-name="T203">: </text:span><text:span text:style-name="T264">Bu örgütlerin faaliyetlerini durduracak</text:span><text:span text:style-name="T203"> hizmetler yapıldığında H</text:span><text:span text:style-name="T265">z</text:span><text:span text:style-name="T203">. Mehdi a.s bu hizmetleri yapan bu örgütlerin ajanlarını da kurumaya başlıyor ve bunun da örnekleri var. </text:span><text:span text:style-name="T266">Bu örgütlerin faaliyetlerini </text:span><text:span text:style-name="T267">durdurmak ve</text:span><text:span text:style-name="T266"> </text:span><text:span text:style-name="T267">sonlandırmak</text:span><text:span text:style-name="T266"> için başka birçok hizmet yapılabilir.</text:span></text:p>
      <text:p text:style-name="P35"/>
      <text:p text:style-name="P36">NOT 2 : <text:span text:style-name="T311">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12">sicillerini o devl</text:span><text:span text:style-name="T313">e</text:span><text:span text:style-name="T312">tlerin yanında sildirtip o </text:span><text:span text:style-name="T311"><text:s/>devletler bünyesinde devletlerin ordularına hizmet e</text:span><text:span text:style-name="T314">t</text:span><text:span text:style-name="T312">melerini sağlayı</text:span><text:span text:style-name="T315">n.</text:span><text:span text:style-name="T314"> </text:span><text:span text:style-name="T316">Bu bilgiler karşılığında Ordudan onlar içinde para, vatandaşlık ve güvenlikde ayarlayın. </text:span><text:span text:style-name="T317">Ayrıca o sicilleri de devletlere bilgi vererek sildirin gitsin. Sicili de bu şekilde halledeceksiniz. </text:span><text:span text:style-name="T318">Bu örgütler ajanlarını kullanıp kaçırıyor ve z</text:span><text:span text:style-name="T314">aten emeklilik yoktu bu örgütlerdeki ajanların tamamı için. </text:span></text:p>
      <text:p text:style-name="P35"/>
      <text:p text:style-name="P14"><text:span text:style-name="T266">G</text:span><text:span text:style-name="T203">idin devletlerin ordularına çalışın bu örgütlere çalışmayın. Dünyadaki 200 civarında ülke var hepsi de sizinle çalışmak istiyor. </text:span><text:span text:style-name="T268">Seç bir ülke </text:span><text:span text:style-name="T269">ve</text:span><text:span text:style-name="T268"> git o ülkenin ordusuna çalış.</text:span><text:span text:style-name="T203"> Çünkü elinizdeki bilgiler çok değerli ve o sicil onların umurlarında olmayacaktır. Devletlere vereceğiniz bilgilerden dolayı o sicil onların umurlarında olmayacaktır ve neye ihtiyacınız varsa devletler size verecektir. </text:span><text:span text:style-name="T270">Ayrıca o sicilleri size hapishaneden çıkartılan yargıçlar verdi ve yasal olarak zaten hiç bir geçerliliği yoktu. </text:span><text:span text:style-name="T220">Gerçek bir sicil varsa onu da PARA, VATANDAŞLIK VE GÜVENLİK yazısı konusunda devletlerle iş birliği yapıp sildirin gitsin.</text:span></text:p>
      <text:p text:style-name="P37"/>
      <text:p text:style-name="P37"/>
      <text:p text:style-name="P19"><text:span text:style-name="T271">NOT </text:span><text:span text:style-name="T272">ÖNEMLİ</text:span><text:span text:style-name="T273"> </text:span><text:span text:style-name="T271">: </text:span><text:span text:style-name="T270">M</text:span><text:span text:style-name="T274">üslüman ülkelere çalışmanız </text:span><text:span text:style-name="T275">ya da hizmet etmeniz</text:span><text:span text:style-name="T274"> Hz. Mehdi a.s için daha değerli</text:span><text:span text:style-name="T276">dir bunu sizde bilin fakat karar size kalmış. </text:span><text:span text:style-name="T277">Dünyada 200 civarında ülke var. </text:span><text:span text:style-name="T278">S</text:span><text:span text:style-name="T276">eç bir ülke ve git </text:span><text:span text:style-name="T279">o devletlerin ordularına</text:span><text:span text:style-name="T276">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176">Bazı </text:span></text:span><text:span text:style-name="Strong_20_Emphasis"><text:span text:style-name="T44">Kur’an ayetleri ile yazılan muskaları takarak cin </text:span></text:span><text:span text:style-name="Strong_20_Emphasis"><text:span text:style-name="T178">ve</text:span></text:span><text:span text:style-name="Strong_20_Emphasis"><text:span text:style-name="T44"> şeytan</text:span></text:span><text:span text:style-name="Strong_20_Emphasis"><text:span text:style-name="T178">ların</text:span></text:span><text:span text:style-name="Strong_20_Emphasis"><text:span text:style-name="T176"> </text:span></text:span><text:span text:style-name="Strong_20_Emphasis"><text:span text:style-name="T44">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19">NOT : </text:span>Bu dosya<text:span text:style-name="T320">yı</text:span> bu örgütlerin bütün operasyon merkezlerine, <text:span text:style-name="T186">labaratuvarlarına, araştırmacılarına, </text:span><text:span text:style-name="T319">medya, TV, basın kurumlarına</text:span><text:span text:style-name="T186"> ve diğer </text:span><text:span text:style-name="T320">küçük/büyük</text:span><text:span text:style-name="T186"> </text:span><text:span text:style-name="T321">bütün</text:span><text:span text:style-name="T186"> örgüt</text:span><text:span text:style-name="T319">lerin</text:span><text:span text:style-name="T186"> merkezlerine</text:span> <text:span text:style-name="T322">gönderin</text:span> <text:span text:style-name="T323">ve bunu </text:span><text:span text:style-name="T186">anonim olarak</text:span><text:span text:style-name="T323"> kollektif bir şekilde yapın</text:span>. <text:span text:style-name="T324">Bu dosyayı bu örgütlerin her bir </text:span><text:span text:style-name="T325">estetik </text:span><text:span text:style-name="T324">ajanına gönderi</text:span><text:span text:style-name="T325">n</text:span><text:span text:style-name="T324">. </text:span><text:span text:style-name="T322">D</text:span><text:span text:style-name="T326">ünyadaki 200 </text:span><text:span text:style-name="T322">civarındaki</text:span><text:span text:style-name="T326"> ülkedeki bu örgütlerin </text:span><text:span text:style-name="T327">küçük/büyük</text:span><text:span text:style-name="T326"> her </text:span><text:span text:style-name="T328">örgüt</text:span><text:span text:style-name="T326"> merkezine </text:span><text:span text:style-name="T322">bu dosyayı </text:span><text:span text:style-name="T325">gönderin</text:span><text:span text:style-name="T329">. </text:span><text:span text:style-name="T330">E</text:span><text:span text:style-name="T331">stetik işgalci örgütlerin toplam sayısı 40 </text:span><text:span text:style-name="T332">civarlarındadır</text:span><text:span text:style-name="T331">.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19"><text:span text:style-name="T9"/></text:p>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oft-page-break/><text:span text:style-name="T333">PARA, </text:span><text:span text:style-name="T334">VATANDAŞLIK VE </text:span><text:span text:style-name="T335">GÜVENLİK </text:span><text:span text:style-name="T336">(</text:span><text:span text:style-name="T337">BUNU HER </text:span><text:span text:style-name="T338">ÜLKEYE</text:span><text:span text:style-name="T337"> YAYIN</text:span><text:span text:style-name="T336">)</text:span></text:p>
      <text:p text:style-name="P38"><text:tab/>“PART 1”<text:tab/><text:tab/></text:p>
      <text:p text:style-name="P39">Bütün ülkelerin devlet başkanları <text:span text:style-name="T339">ve milyonlarca insan</text:span> israil devleti tarafından kaçırıldı. Bir ülkeyi devlet başkanlarıyla beraber kurtarmanın ücreti kaç milyon dolar? <text:span text:style-name="T340">Çok kolay bir şekilde </text:span><text:span text:style-name="T341">özgür ve </text:span><text:span text:style-name="T340">zengin olabilirsiniz</text:span>. Bunun için şunu yapmanız gerekiyor. </text:p>
      <text:p text:style-name="P39"/>
      <text:p text:style-name="P40">ILLUMINATI’<text:span text:style-name="T342">ni</text:span>n insanları <text:span text:style-name="T343">kaçırdığı</text:span> <text:span text:style-name="T344">bütün adaların </text:span><text:span text:style-name="T343">ve </text:span><text:span text:style-name="T345">ülkedeki</text:span> <text:span text:style-name="T346">bütün </text:span><text:span text:style-name="T347">yeraltı </text:span>hapishanelerin<text:span text:style-name="T23">in</text:span> koordinatları, </text:p>
      <text:p text:style-name="P40"><text:span text:style-name="T348">O Ülkenin </text:span>Ordu<text:span text:style-name="T344">sun</text:span><text:span text:style-name="T349">daki </text:span><text:span text:style-name="T350">Bütün</text:span><text:span text:style-name="T349"> </text:span><text:span text:style-name="T351">Estetik </text:span><text:span text:style-name="T349">ILLUMINATI Ajanları</text:span>, </text:p>
      <text:p text:style-name="P40">Meclis, <text:s text:c="4"/>Derin Devlet, <text:s text:c="5"/>Hakim, <text:s text:c="5"/>Savcı, <text:s text:c="4"/>Senatör <text:s/><text:span text:style-name="T352">ve</text:span> <text:s text:c="2"/>devlet<text:span text:style-name="T352">in diğer</text:span> kurumlarındaki </text:p>
      <text:p text:style-name="P40"><text:span text:style-name="T350">bütün </text:span>estetik ILLUMINATI ajanlarını <text:span text:style-name="T353">devletlerin orduları</text:span><text:span text:style-name="T351">na </text:span><text:span text:style-name="T354">para karşılığında</text:span> gizli bir şekilde görüşüp ihbar edin. <text:s/><text:span text:style-name="T355">Devletlere bunu deyin; </text:span>“<text:span text:style-name="T356">Sizin devletiniz bu şekilde işgal altındadır”.</text:span></text:p>
      <text:p text:style-name="P40"/>
      <text:p text:style-name="P41">Bu <text:span text:style-name="T357">dünyadaki 200 civarındaki bütün</text:span> devletler için geçerlidir.</text:p>
      <text:p text:style-name="P42"><text:tab/></text:p>
      <text:p text:style-name="P42"><text:span text:style-name="T358"><text:tab/>“PART </text:span><text:span text:style-name="T359">2</text:span><text:span text:style-name="T358">”<text:tab/><text:tab/></text:span></text:p>
      <text:p text:style-name="P40">ILLUMINATI’<text:span text:style-name="T361">ni</text:span>n <text:span text:style-name="T362">insanları kaçırdığı </text:span><text:span text:style-name="T363">yeraltı </text:span>hapishanelerinin <text:span text:style-name="T344">ve adaların</text:span> koordinatları<text:span text:style-name="T349">nı ihbar etmeniz</text:span> çok <text:span text:style-name="T349">fazla </text:span>para ed<text:span text:style-name="T349">iyor</text:span>. </text:p>
      <text:p text:style-name="P40"/>
      <text:p text:style-name="P40"><text:span text:style-name="T353">Devletlerin </text:span>Ordul<text:span text:style-name="T349">ar</text:span><text:span text:style-name="T353">ı</text:span> ile <text:span text:style-name="T364">10</text:span><text:span text:style-name="T353">0</text:span> milyon dolara <text:span text:style-name="T353">bile anlaşabilirsiniz</text:span>. <text:span text:style-name="T353">Size ne kadar para yetiyorsa o kadar para</text:span><text:span text:style-name="T365">ya o devletin ordusu ile anlaşın</text:span><text:span text:style-name="T353">. </text:span><text:span text:style-name="T366">Devletlerin </text:span><text:span text:style-name="T367">Ordu</text:span><text:span text:style-name="T366">su</text:span><text:span text:style-name="T367"> ile 600 milyon dolara anlaşan oldu.</text:span></text:p>
      <text:p text:style-name="P42"><text:span text:style-name="T358"><text:tab/>“PART </text:span><text:span text:style-name="T359">3</text:span><text:span text:style-name="T358">”<text:tab/><text:tab/></text:span></text:p>
      <text:p text:style-name="P40">İhbarlarınızı ordular<text:span text:style-name="T368">ın ILLUMINATI </text:span><text:span text:style-name="T369">ajanı</text:span><text:span text:style-name="T368"> olmayan rütbeli </text:span><text:span text:style-name="T370">(General etc.)</text:span><text:span text:style-name="T368"> kişiler</text:span><text:span text:style-name="T371">iy</text:span><text:span text:style-name="T368">le</text:span> gizli bir şekilde görüşüp yapın ve paranızı ordulardan eliniz ile alın. <text:span text:style-name="T372">Devletlerin orduları ile görüşün. Ordu ne yapacağını bilir. </text:span><text:span text:style-name="T373">O devletin </text:span><text:span text:style-name="T374">Ordu</text:span><text:span text:style-name="T373">su</text:span><text:span text:style-name="T374"> ile görüşüp i</text:span><text:span text:style-name="T371">hbar yapacağınız ana kadar ihbar konusunu düşünmeyin. </text:span><text:span text:style-name="T375">Başarılı olmanız için </text:span><text:span text:style-name="T370">güvenebileceğiniz ordudan iyi insanlar bulu</text:span><text:span text:style-name="T357">n</text:span><text:span text:style-name="T375">. </text:span></text:p>
      <text:p text:style-name="P40"/>
      <text:p text:style-name="P42"><text:span text:style-name="T358"><text:tab/>“PART </text:span><text:span text:style-name="T359">4</text:span><text:span text:style-name="T358">”<text:tab/><text:tab/></text:span></text:p>
      <text:p text:style-name="P43">Hangi ülkelerde yaşamak istiyorsanız o ülkelerden biri ile anlaşın, ihbarları onlar yapsın ve ordudan sizin içinde para, vatandaşlık ve güvenlik alsın. <text:span text:style-name="T376">Tek bir </text:span><text:span text:style-name="T377">Devletin O</text:span><text:span text:style-name="T376">rdusu ile 600 milyon dolara anlaşan oldu. </text:span><text:span text:style-name="T377">S</text:span><text:span text:style-name="T376">iz e</text:span><text:span text:style-name="T348">n az 20 </text:span><text:span text:style-name="T377">D</text:span><text:span text:style-name="T348">evletin </text:span><text:span text:style-name="T377">O</text:span><text:span text:style-name="T348">rdusu ile anlaşın ve </text:span>en az <text:span text:style-name="T348">20 tane devletin ordusunun gücünü arkanıza alın.</text:span></text:p>
      <text:p text:style-name="P40"/>
      <text:p text:style-name="P42"><text:span text:style-name="T358"><text:tab/>“PART </text:span><text:span text:style-name="T359">5</text:span><text:span text:style-name="T358">”<text:tab/><text:tab/></text:span></text:p>
      <text:p text:style-name="P40">Devletlerin ordularıyla görüşü<text:span text:style-name="T378">p bu ordulardan</text:span> para, <text:span text:style-name="T379">vatandaşlık ve güvenlik </text:span><text:span text:style-name="T380">üzerine anlaşın</text:span>. <text:span text:style-name="T378">Bu fırsat bir daha elinize geçme</text:span><text:span text:style-name="T368">yecek</text:span><text:span text:style-name="T378">. </text:span><text:span text:style-name="T381">Bir ülkeyi kurtara</text:span><text:span text:style-name="T382">cak</text:span><text:span text:style-name="T383"> ihbar</text:span><text:span text:style-name="T382">lar yaptığınız için</text:span><text:span text:style-name="T383"> kimse sizin </text:span><text:span text:style-name="T384">ya da Ailenizin </text:span><text:span text:style-name="T383">ne </text:span><text:span text:style-name="T384">suç işlediğini</text:span><text:span text:style-name="T383"> umursamayacak. </text:span><text:span text:style-name="T378">Çünkü </text:span><text:span text:style-name="T365">Devlet Başkanları</text:span><text:span text:style-name="T389">nı ya da O ülkenin </text:span><text:span text:style-name="T348">binlerce, milyonlarca</text:span><text:span text:style-name="T389"> </text:span><text:span text:style-name="T390">vatandaşlarıyla</text:span><text:span text:style-name="T365"> beraber D</text:span><text:span text:style-name="T378">evletlerini </text:span><text:span text:style-name="T389">işgal altından </text:span><text:span text:style-name="T378">kurtarıyorsunuz. </text:span><text:span text:style-name="T353">Devletlerin orduları bun</text:span><text:span text:style-name="T391">lar</text:span><text:span text:style-name="T353">dan dolayı size çok fazla </text:span><text:span text:style-name="T371">destek ve</text:span><text:span text:style-name="T353"> para verecekler. </text:span><text:span text:style-name="T392">Siz bunu anlamıyor musunuz!</text:span></text:p>
      <text:p text:style-name="P40"/>
      <text:p text:style-name="P42"><text:span text:style-name="T358"><text:tab/>“PART </text:span><text:span text:style-name="T360">6</text:span><text:span text:style-name="T358">”<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oft-page-break/><text:span text:style-name="Strong_20_Emphasis"><text:span text:style-name="T57"><text:tab/><text:tab/><text:tab/><text:tab/><text:tab/></text:span></text:span><text:span text:style-name="Strong_20_Emphasis"><text:span text:style-name="T58">MAKALE</text:span></text:span></text:p>
      <text:p text:style-name="P45"><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text:span></text:span><text:soft-page-break/><text:span text:style-name="Strong_20_Emphasis"><text:span text:style-name="T77">değer verdiği ibadetlerdir, </text:span></text:span><text:span text:style-name="Strong_20_Emphasis"><text:span text:style-name="T78">aynı zamanda Allah’ın her müslümana verdiği görevlerden 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oft-page-break/><text:span text:style-name="Strong_20_Emphasis"><text:span text:style-name="T59">PART 12</text:span></text:span></text:p>
      <text:p text:style-name="P15"><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text:span></text:span><text:soft-page-break/><text:span text:style-name="Strong_20_Emphasis"><text:span text:style-name="T130">araştırın ve İslam dininde Mehdi ile ilgili hadis ve diğer bilgiler de mevcuttur. İslam dini size hiçbir yerde var olmayan bilgiler verir. İslam dini ile ilgili herşeyi öğren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85">Hadislerde </text:span></text:span><text:span text:style-name="Strong_20_Emphasis"><text:span text:style-name="T386">Hz. M</text:span></text:span><text:span text:style-name="Strong_20_Emphasis"><text:span text:style-name="T385">ehdi </text:span></text:span><text:span text:style-name="Strong_20_Emphasis"><text:span text:style-name="T386">a.s</text:span></text:span><text:span text:style-name="Strong_20_Emphasis"><text:span text:style-name="T385"> ile ilgili çok fazla detaylı bilgiler </text:span></text:span><text:span text:style-name="Strong_20_Emphasis"><text:span text:style-name="T387">var</text:span></text:span><text:span text:style-name="Strong_20_Emphasis"><text:span text:style-name="T385">.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88">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oft-page-break/><text:span text:style-name="Strong_20_Emphasis"><text:span text:style-name="T45"/></text:span></text:p>
      <text:p text:style-name="P15"><text:span text:style-name="Strong_20_Emphasis"><text:span text:style-name="T45">PART 21</text:span></text:span></text:p>
      <text:p text:style-name="P15"><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 </text:span></text:span><text:span text:style-name="Strong_20_Emphasis"><text:span text:style-name="T176">Bazı</text:span></text:span><text:span text:style-name="Strong_20_Emphasis"><text:span text:style-name="T169"> </text:span></text:span><text:span text:style-name="Strong_20_Emphasis"><text:span text:style-name="T176">Kur’an ayetleri ile yazılan muskaları takarsanız Cin </text:span></text:span><text:span text:style-name="Strong_20_Emphasis"><text:span text:style-name="T178">ve </text:span></text:span><text:span text:style-name="Strong_20_Emphasis"><text:span text:style-name="T176">Şeytan</text:span></text:span><text:span text:style-name="Strong_20_Emphasis"><text:span text:style-name="T178">lardan </text:span></text:span><text:span text:style-name="Strong_20_Emphasis"><text:span text:style-name="T176">kurunursunuz. </text:span></text:span><text:span text:style-name="Strong_20_Emphasis"><text:span text:style-name="T177">Bunun için Kur’an’da bazı ayetler var bunları yazıp muska olarak takmanız gerekiyor. Böyle konuları kendiniz araştırın.</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text:span></text:span><text:span text:style-name="Strong_20_Emphasis"><text:span text:style-name="T175">şeytanlardan ayrılırlar ve şeytanları terk ederler.</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30T10:30:28.800203863</dc:date>
    <meta:editing-duration>PT13M19S</meta:editing-duration>
    <meta:editing-cycles>6</meta:editing-cycles>
    <meta:document-statistic meta:table-count="0" meta:image-count="0" meta:object-count="0" meta:page-count="11" meta:paragraph-count="127" meta:word-count="4983" meta:character-count="37123" meta:non-whitespace-character-count="32136"/>
  </office:meta>
</office:document-meta>
</file>